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a0e06" officeooo:paragraph-rsid="001a0e06"/>
    </style:style>
    <style:style style:name="P2" style:family="paragraph" style:parent-style-name="Standard">
      <style:text-properties officeooo:rsid="001c49f2" officeooo:paragraph-rsid="001c49f2"/>
    </style:style>
    <style:style style:name="P3" style:family="paragraph" style:parent-style-name="Standard">
      <style:text-properties officeooo:paragraph-rsid="001c49f2"/>
    </style:style>
    <style:style style:name="P4" style:family="paragraph" style:parent-style-name="Standard">
      <style:text-properties officeooo:rsid="001ce2a5" officeooo:paragraph-rsid="001ce2a5"/>
    </style:style>
    <style:style style:name="P5" style:family="paragraph" style:parent-style-name="Standard">
      <style:text-properties officeooo:rsid="001df400" officeooo:paragraph-rsid="001df400"/>
    </style:style>
    <style:style style:name="P6" style:family="paragraph" style:parent-style-name="Standard">
      <style:text-properties fo:font-weight="bold" officeooo:rsid="001df400" officeooo:paragraph-rsid="001df400" style:font-weight-asian="bold" style:font-weight-complex="bold"/>
    </style:style>
    <style:style style:name="P7" style:family="paragraph" style:parent-style-name="Standard">
      <style:text-properties fo:font-weight="bold" officeooo:rsid="001ef6f4" officeooo:paragraph-rsid="001ef6f4" style:font-weight-asian="bold" style:font-weight-complex="bold"/>
    </style:style>
    <style:style style:name="P8" style:family="paragraph" style:parent-style-name="Standard">
      <style:text-properties fo:font-weight="bold" officeooo:rsid="001c49f2" officeooo:paragraph-rsid="001c49f2" style:font-weight-asian="bold" style:font-weight-complex="bold"/>
    </style:style>
    <style:style style:name="P9" style:family="paragraph" style:parent-style-name="Standard">
      <style:text-properties fo:font-weight="bold" officeooo:rsid="00239a25" officeooo:paragraph-rsid="00239a25" style:font-weight-asian="bold" style:font-weight-complex="bold"/>
    </style:style>
    <style:style style:name="P10" style:family="paragraph" style:parent-style-name="Standard">
      <style:text-properties officeooo:rsid="001ef6f4" officeooo:paragraph-rsid="001ef6f4"/>
    </style:style>
    <style:style style:name="P11" style:family="paragraph" style:parent-style-name="Standard">
      <style:text-properties officeooo:rsid="0020e740" officeooo:paragraph-rsid="0020e740"/>
    </style:style>
    <style:style style:name="P12" style:family="paragraph" style:parent-style-name="Standard">
      <style:text-properties officeooo:rsid="0021e877" officeooo:paragraph-rsid="0021e877"/>
    </style:style>
    <style:style style:name="P13" style:family="paragraph" style:parent-style-name="Standard">
      <style:text-properties officeooo:rsid="0022e09c" officeooo:paragraph-rsid="0021e877"/>
    </style:style>
    <style:style style:name="P14" style:family="paragraph" style:parent-style-name="Standard">
      <style:text-properties officeooo:paragraph-rsid="0022e09c"/>
    </style:style>
    <style:style style:name="P15" style:family="paragraph" style:parent-style-name="Standard">
      <style:text-properties officeooo:rsid="00239a25" officeooo:paragraph-rsid="00239a25"/>
    </style:style>
    <style:style style:name="P16" style:family="paragraph" style:parent-style-name="Standard">
      <style:text-properties officeooo:rsid="0023f4de" officeooo:paragraph-rsid="0023f4de"/>
    </style:style>
    <style:style style:name="P17" style:family="paragraph" style:parent-style-name="Standard">
      <style:text-properties fo:color="#ff3333" fo:font-weight="bold" officeooo:rsid="00239a25" officeooo:paragraph-rsid="00239a25" style:font-weight-asian="bold" style:font-weight-complex="bold"/>
    </style:style>
    <style:style style:name="P18" style:family="paragraph" style:parent-style-name="Standard">
      <style:text-properties fo:color="#ff3333" fo:font-weight="bold" officeooo:rsid="0024f6fc" officeooo:paragraph-rsid="0024f6fc" style:font-weight-asian="bold" style:font-weight-complex="bold"/>
    </style:style>
    <style:style style:name="P19" style:family="paragraph" style:parent-style-name="Standard">
      <style:text-properties officeooo:rsid="0024f6fc" officeooo:paragraph-rsid="0024f6fc"/>
    </style:style>
    <style:style style:name="P20" style:family="paragraph" style:parent-style-name="Standard">
      <style:text-properties officeooo:rsid="0024f6fc" officeooo:paragraph-rsid="0025bcfd"/>
    </style:style>
    <style:style style:name="T1" style:family="text">
      <style:text-properties fo:language="pt" fo:country="PT" officeooo:rsid="001c49f2"/>
    </style:style>
    <style:style style:name="T2" style:family="text">
      <style:text-properties fo:font-weight="normal" style:font-weight-asian="normal" style:font-weight-complex="normal"/>
    </style:style>
    <style:style style:name="T3" style:family="text">
      <style:text-properties officeooo:rsid="0021cda7"/>
    </style:style>
    <style:style style:name="T4" style:family="text">
      <style:text-properties officeooo:rsid="0021e877"/>
    </style:style>
    <style:style style:name="T5" style:family="text">
      <style:text-properties style:font-name="Liberation Serif1"/>
    </style:style>
    <style:style style:name="T6" style:family="text">
      <style:text-properties style:font-name="Liberation Serif1" fo:language="pt" fo:country="PT"/>
    </style:style>
    <style:style style:name="T7" style:family="text">
      <style:text-properties style:font-name="Liberation Serif1" fo:language="pt" fo:country="PT" officeooo:rsid="0021e877"/>
    </style:style>
    <style:style style:name="T8" style:family="text">
      <style:text-properties style:font-name="Liberation Serif1" fo:language="pt" fo:country="PT" officeooo:rsid="001c49f2"/>
    </style:style>
    <style:style style:name="T9" style:family="text">
      <style:text-properties style:font-name="Liberation Serif1" fo:language="pt" fo:country="PT" officeooo:rsid="0022e09c"/>
    </style:style>
    <style:style style:name="T10" style:family="text">
      <style:text-properties style:font-name="Liberation Serif1" fo:language="pt" fo:country="PT" officeooo:rsid="00239a25"/>
    </style:style>
    <style:style style:name="T11" style:family="text">
      <style:text-properties style:font-name="Liberation Serif1" fo:language="pt" fo:country="PT" officeooo:rsid="0023b064"/>
    </style:style>
    <style:style style:name="T12" style:family="text">
      <style:text-properties style:font-name="Liberation Serif1" fo:language="pt" fo:country="PT" officeooo:rsid="0024f6fc"/>
    </style:style>
    <style:style style:name="T13" style:family="text">
      <style:text-properties style:font-name="Liberation Serif1" fo:language="pt" fo:country="PT" officeooo:rsid="0025bcfd"/>
    </style:style>
    <style:style style:name="T14" style:family="text">
      <style:text-properties style:font-name="Liberation Serif"/>
    </style:style>
    <style:style style:name="T15" style:family="text">
      <style:text-properties style:text-position="super 58%" style:font-name="Liberation Serif1" fo:language="pt" fo:country="PT"/>
    </style:style>
    <style:style style:name="T16" style:family="text">
      <style:text-properties style:text-position="super 58%" style:font-name="Liberation Serif1" fo:language="pt" fo:country="PT" style:font-size-asian="10.5pt"/>
    </style:style>
    <style:style style:name="T17" style:family="text">
      <style:text-properties style:text-position="sub 58%" style:font-name="Liberation Serif1" fo:language="pt" fo:country="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sumo</text:p>
      <text:p text:style-name="P1">O Problema de Árvore de Geradora de Rótulos Mínima é um problema de otimização combinatória bem conhecido, tendo aplicações em projeto de rede de telecomunicações e compressão de dados. O problema é NP-díficil e não pode ser aproximado dentro de um fator constante. Neste trabalho apresentamos a aplicação da otimização de colônias de formigas para este problema. Diferentes modelos de feromônio e mecanismos de construção são introduzidos e métodos de melhoria local são considerados. Uma investigação experimental dos componentes delineados e uma comparação com o trabalho existente são apresentados.</text:p>
      <text:p text:style-name="P1"/>
      <text:p text:style-name="P8">Introdução</text:p>
      <text:p text:style-name="P3"><text:bookmark text:name="result_box"/><text:span text:style-name="T1">O problema do MLST (Minimum Spanning Tree) é um problema de otimização combinatória bem conhecido, definido da seguinte forma. É dado um gráfico G = (V; E) e uma função de rotulagem </text:span><text:span text:style-name="T7">ι</text:span><text:span text:style-name="T1">: E -&gt; L atribuindo a cada aresta e ∈ E um elemento de um conjunto discreto L, cujos elementos são geralmente chamados de rótulos Ou cores. O objetivo é determinar uma árvore de abrangência cujas arestas induzam um conjunto de menos cardinalidade L* </text:span><text:bookmark text:name="firstHeading"/><text:span text:style-name="T1">⊂ L. O problema também pode ser formulado em termos de um subgrafo em vez da spanning tree como um requisito, como qualquer spanning árvore derivada de um subgrafo conectado Spanning todos os vértices é igual w.r.t. A função objetivo.</text:span></text:p>
      <text:p text:style-name="P3"><text:span text:style-name="T1"/></text:p>
      <text:p text:style-name="P2">O problema MLST foi introduzido pela primeira vez em [4], onde sua NP-completo foi demonstrada pela redução do problema de cobertura do conjunto. Além disso, nela foi demonstrada a inexistência de uma aproximação de factor constante. O limite de aproximação foi melhorado em [12] e [15]. Até agora, muitos métodos heurísticos e metaheurísticos foram aplicados ao problema MLST.</text:p>
      <text:p text:style-name="P2"/>
      <text:p text:style-name="P2">Uma heurística construtiva, chamada MVCA-heurística, foi introduzida pela primeira vez em [4], e estudada em [12], [15] e [8]. Seu princípio é começar com um conjunto vazio de rótulos, e <text:s/>então iterativamente adicionar rótulos e suas bordas correspondentes que reduzem o número de componentes conectados do gráfico até que o gráfico está conectado. Vários algoritmos genéticos foram desenvolvidos em [16] and [13]. Métodos baseados na busca local foram tratados de um ponto de vista teórico em [1], e de um mais prático em [3], [9], [7] e [6]. Em particular, estas últimas publicações metaheurísticas como procedimentos de busca aleatória, busca local, procura de vizinhança variável e o pilotométodo.</text:p>
      <text:p text:style-name="P2"/>
      <text:p text:style-name="P4">Em [4] os autores também introduzem um método exato baseado em o algoritmo A*. Este método é muito eficaz para instâncias com muito poucos rótulos dentro da solução ótima, mas praticável para instâncias com muitos rótulos ou valores de função objetivos. Outros métodos exatos são sobre técnicas de programação matemática: Um inteiro misto formulação de programação baseada em um único fluxo de foi proposto em [2], um algoritmo de ramificação e corte para um dirigida variante do problema tem sido proposto em [5].</text:p>
      <text:p text:style-name="P4"/>
      <text:p text:style-name="P5">Neste trabalho, nós nos concentramos principalmente na otimização de colônias de formigas, uma técnica metaheurística que não foi aplicada ao problema MLST até agora. Detalhes algorítmicos, bem como novas estruturas de vizinhança a serem usadas dentro do algoritmo são apresentados na Seção 2. Os resultados computacionais são apresentados na Seção 3, e observações conclusivas são dadas na Seção 4.</text:p>
      <text:p text:style-name="P5"/>
      <text:p text:style-name="P6">Otimização de colonização de formigas</text:p>
      <text:p text:style-name="P10">Muitas técnicas metaheurísticas são baseadas na construção paralela ou modificação de um conjunto de soluções candidatas e freqüentemente são inspiradas pela natureza. A otimização de colônias de formigas (ACO) baseia-se no comportamento de forrageamento de formigas. Apesar da deficiência de formigas para pesquisar a região em torno do formigueiro, ou para tomar decisões <text:soft-page-break/>educadas, quase todas as formigas correm em caminhos quase óptimos do formigueiro para a fonte de alimentos e para trás. Esta "tarefa de optimização" é conseguida principalmente por stigmergy, isto é, comunicação através de modificação do ambiente comum. Ao longo de seu caminho, cada formiga depósitos feromônio, um fator químico volátil, outras formigas seguem trilhas de alta concentração de feromônio com alta probabilidade, mas também podem deixar essas trilhas para explorar outras. O último mecanismo é importante para manter a flexibilidade bem como para evitar a convergência prematura para um óptimo local, isto é, todas as formigas que caminham sobre uma via subóptima.</text:p>
      <text:p text:style-name="P10"/>
      <text:p text:style-name="P11"><text:span text:style-name="T2">Otimização de colônia de formigas</text:span> é um modelo estocástico baseado em procedimento de busca, onde as etapas de construção são <text:span text:style-name="T3">p</text:span>or informações locais e valores globais de feromônio. O correspondente às formigas são agentes artificiais que <text:span text:style-name="T4">solução, principalmente atravessando algum tipo de gráfico de construção. Várias variações algorítmicas com pequenas diferenças de acordo com a deposição e evaporação de feromonas existem, como o Sistema de Formiga MAX - MIN, o Sistema de Colônia de Formigas, o Sistema de Formigas Elitistas ou o Sistema de Formigas Baseado em Rank. Para uma introdução abrangente à ACO, ver [11]. O algoritmo proposto dentro deste trabalho não se encaixa diretamente em uma das categorias mencionadas, mas contém elementos de todas elas. O modelo algorítmico geral funciona como especificado pelo Algoritmo 1.</text:span></text:p>
      <text:p text:style-name="P11"/>
      <text:p text:style-name="P12">Para o nosso problema considerado, no passo "construção da solução", linha 3 do Algoritmo 1, são adicionados outros marcadores iterativamente, a partir de um conjunto vazio de etiquetas. A decisão que o rótulo a seguir é baseada em uma distribuição de probabilidade definida sobre todos os rótulos, reduzindo o número de componentes implicados pelos rótulos (e bordas correspondentes) da solução parcial atual, parametrizados por valores de feromônio <text:span text:style-name="T5">τ</text:span> e informação local <text:span text:style-name="T5">η</text:span>, a ser definida em detalhe posteriormente. A seguir descrevemos o algoritmo em detalhes, começando com a descrição dos modelos de feromônio subjacentes.<text:span text:style-name="T14"> </text:span></text:p>
      <text:p text:style-name="P12"><text:span text:style-name="T14"/></text:p>
      <text:p text:style-name="P12"><text:span text:style-name="T14">Modelos de ferônomio</text:span></text:p>
      <text:p text:style-name="P14"><text:span text:style-name="T9">A formulação mais natural ou óbvia é introduzir um valor de feromona para cada marcador </text:span><text:span text:style-name="T7">ι</text:span><text:span text:style-name="T9"> </text:span><text:span text:style-name="T8">∈</text:span><text:span text:style-name="T9"> L, i.e. </text:span><text:span text:style-name="T7">τι</text:span><text:span text:style-name="T9">; </text:span><text:span text:style-name="T7">ι</text:span><text:span text:style-name="T9"> </text:span><text:span text:style-name="T8">∈</text:span><text:span text:style-name="T9"> L (modelo P-I). Esta representação tem a vantagem de ser muito compacta, mas no entanto, as dependências mútuas não são representadas com muita precisão. Isso pode ser um problema dentro deste modelo simples de feromônio, o algoritmo não pode reunir informações de rótulos particulares de alto potencial importância w.r.t. Algum subconjunto construído L' </text:span><text:span text:style-name="T8">⊂ </text:span><text:span text:style-name="T9">L, mas não sendo importante em relação a outros subconjuntos L'' </text:span><text:span text:style-name="T8">⊂</text:span><text:span text:style-name="T9"> L. Essas informações podem ser melhor refletidas pelo seguinte modelo maior de feromônio (P-II). Deixei </text:span><text:span text:style-name="T7">τ</text:span><text:span text:style-name="T9">ij denotar as entradas de |L| </text:span><text:span text:style-name="T6">× </text:span><text:span text:style-name="T9">|L| matriz. Vamos supor novamente, já construímos o conjunto de etiquetas L</text:span><text:span text:style-name="T10">'</text:span><text:span text:style-name="T9"> e estamos prestes a decidir qual etiqueta seguir. O desejo de adicionar o marcador l é então dado por</text:span></text:p>
      <text:p text:style-name="P14"><text:span text:style-name="T9"/></text:p>
      <text:p text:style-name="P17"><text:span text:style-name="T9">F</text:span><text:span text:style-name="T6">órmula 1.</text:span></text:p>
      <text:p text:style-name="P9"><text:span text:style-name="T6"/></text:p>
      <text:p text:style-name="P15"><text:span text:style-name="T6">Uma terceira alternativa surge quando se considera o principal objetivo dos feromônios como polarização do processo de solução da MVCA-heurística (P-III). Assim, podemos introduzir um |L</text:span><text:span text:style-name="T16">mvca</text:span><text:span text:style-name="T6">| × |L| matrix, foram L</text:span><text:span text:style-name="T15">mvca</text:span><text:span text:style-name="T6"> denota o conjunto de rótulos construído por </text:span><text:span text:style-name="T11">a MVCA-heurística. Cada linha i desta matriz fornece então uma distribuição de probabilidade para todos os rótulos a serem utilizados no i-ésimo passo de construção de cada formiga.</text:span></text:p>
      <text:p text:style-name="P15"><text:span text:style-name="T11"/></text:p>
      <text:p text:style-name="P16"><text:span text:style-name="T11">C</text:span><text:span text:style-name="T6">onstrução de soluções</text:span></text:p>
      <text:p text:style-name="P16"><text:span text:style-name="T6">Em cada iteração M ants construir soluções baseadas em feromonas e informações locais. Vamos </text:span><text:span text:style-name="T7">τ</text:span><text:span text:style-name="T6">(L'; l) := </text:span><text:span text:style-name="T7">τ</text:span><text:span text:style-name="T6">L para o modelo de feromônio (P-I), e </text:span><text:span text:style-name="T7">τ</text:span><text:span text:style-name="T6">(L'; l) := </text:span><text:span text:style-name="T7">τ</text:span><text:span text:style-name="T17">|L'|,l</text:span><text:span text:style-name="T6"> <text:s/>para (P-III). Tendo construído rótulos L</text:span><text:span text:style-name="T12">'</text:span><text:span text:style-name="T6"> a probabilidade de ant m de adicionar o rótulo l é dada por</text:span></text:p>
      <text:p text:style-name="P16"><text:span text:style-name="T6"/></text:p>
      <text:p text:style-name="P18"><text:span text:style-name="T6">Fórmula 2.</text:span></text:p>
      <text:p text:style-name="P19"><text:soft-page-break/><text:span text:style-name="T6">com</text:span></text:p>
      <text:p text:style-name="P19"><text:span text:style-name="T6"/></text:p>
      <text:p text:style-name="P18"><text:span text:style-name="T6">Fórmula 3.</text:span></text:p>
      <text:p text:style-name="P19"><text:span text:style-name="T6"/></text:p>
      <text:p text:style-name="P20"><text:span text:style-name="T6">e c (L ') que denotam o número de componentes conectados do gráfico G = (V, E') onde E 'denota o conjunto de arestas com uma etiqueta do conjunto L'. O equilíbrio entre a informação de feromona </text:span><text:span text:style-name="T7">τ</text:span><text:span text:style-name="T6">(L ', l') e informação local </text:span><text:span text:style-name="T7">η</text:span><text:span text:style-name="T6">(L</text:span><text:span text:style-name="T13">',</text:span><text:span text:style-name="T6"> l</text:span><text:span text:style-name="T13">'</text:span><text:span text:style-name="T6">) é controlado por parâmetrose. Seja E (L0)? E denotam o subconjunto de arestas associado a um rótulo l2L0 e c (L0) denotam o número de componentes conectados do subgrafo G0 = (V; E (L0)). A informação local é então definida por expressão</text:span></text:p>
      <text:p text:style-name="P13"><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E KAJIHARA</meta:initial-creator>
    <meta:creation-date>2017-05-09T14:34:29.508909806</meta:creation-date>
    <dc:date>2017-05-09T15:15:05.184754738</dc:date>
    <dc:creator>ALEXANDRE KAJIHARA</dc:creator>
    <meta:editing-duration>PT40M31S</meta:editing-duration>
    <meta:editing-cycles>15</meta:editing-cycles>
    <meta:generator>LibreOffice/5.0.6.2$Linux_X86_64 LibreOffice_project/00$Build-2</meta:generator>
    <meta:document-statistic meta:table-count="0" meta:image-count="0" meta:object-count="0" meta:page-count="3" meta:paragraph-count="22" meta:word-count="1252" meta:character-count="7926" meta:non-whitespace-character-count="6693"/>
  </office:meta>
</office:document-meta>
</file>